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tre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lave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Numer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antidad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AAA800101</text:p>
          </table:table-cell>
          <table:table-cell office:value-type="float" office:value="5000" table:style-name="ce1">
            <text:p>5000</text:p>
          </table:table-cell>
          <table:table-cell office:value-type="date" office:date-value="1998-07-08T00:00:00" table:style-name="ce2">
            <text:p>08/07/1998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AAA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1999-08-08T00:00:00" table:style-name="ce2">
            <text:p>08/08/1999</text:p>
          </table:table-cell>
          <table:table-cell office:value-type="float" office:value="254" table:style-name="ce1">
            <text:p>254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AAA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2000-04-06T00:00:00" table:style-name="ce2">
            <text:p>06/04/200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BBBB800101</text:p>
          </table:table-cell>
          <table:table-cell office:value-type="float" office:value="5001" table:style-name="ce1">
            <text:p>5001</text:p>
          </table:table-cell>
          <table:table-cell office:value-type="date" office:date-value="2000-05-03T00:00:00" table:style-name="ce2">
            <text:p>03/05/2000</text:p>
          </table:table-cell>
          <table:table-cell office:value-type="float" office:value="528" table:style-name="ce1">
            <text:p>528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BBBB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2000-11-10T00:00:00" table:style-name="ce2">
            <text:p>10/11/2000</text:p>
          </table:table-cell>
          <table:table-cell office:value-type="float" office:value="667" table:style-name="ce1">
            <text:p>667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BBBB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2002-03-29T00:00:00" table:style-name="ce2">
            <text:p>29/03/2002</text:p>
          </table:table-cell>
          <table:table-cell office:value-type="float" office:value="523" table:style-name="ce1">
            <text:p>523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CCCC800101</text:p>
          </table:table-cell>
          <table:table-cell office:value-type="float" office:value="5002" table:style-name="ce1">
            <text:p>5002</text:p>
          </table:table-cell>
          <table:table-cell office:value-type="date" office:date-value="2001-07-29T00:00:00" table:style-name="ce2">
            <text:p>29/07/2001</text:p>
          </table:table-cell>
          <table:table-cell office:value-type="float" office:value="582" table:style-name="ce1">
            <text:p>582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CCCC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1999-02-04T00:00:00" table:style-name="ce2">
            <text:p>04/02/199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CCCC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2001-05-04T00:00:00" table:style-name="ce2">
            <text:p>04/05/2001</text:p>
          </table:table-cell>
          <table:table-cell office:value-type="float" office:value="478" table:style-name="ce1">
            <text:p>478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DDDD800101</text:p>
          </table:table-cell>
          <table:table-cell office:value-type="float" office:value="5003" table:style-name="ce1">
            <text:p>5003</text:p>
          </table:table-cell>
          <table:table-cell office:value-type="date" office:date-value="1998-02-21T00:00:00" table:style-name="ce2">
            <text:p>21/02/1998</text:p>
          </table:table-cell>
          <table:table-cell office:value-type="float" office:value="202" table:style-name="ce1">
            <text:p>202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DDDD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1998-04-09T00:00:00" table:style-name="ce2">
            <text:p>09/04/1998</text:p>
          </table:table-cell>
          <table:table-cell office:value-type="float" office:value="139" table:style-name="ce1">
            <text:p>139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DDDD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2000-11-05T00:00:00" table:style-name="ce2">
            <text:p>05/11/2000</text:p>
          </table:table-cell>
          <table:table-cell office:value-type="float" office:value="295" table:style-name="ce1">
            <text:p>295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EEEE800101</text:p>
          </table:table-cell>
          <table:table-cell office:value-type="float" office:value="5004" table:style-name="ce1">
            <text:p>5004</text:p>
          </table:table-cell>
          <table:table-cell office:value-type="date" office:date-value="1999-12-11T00:00:00" table:style-name="ce2">
            <text:p>11/12/1999</text:p>
          </table:table-cell>
          <table:table-cell office:value-type="float" office:value="263" table:style-name="ce1">
            <text:p>263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EEEE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2000-06-10T00:00:00" table:style-name="ce2">
            <text:p>10/06/2000</text:p>
          </table:table-cell>
          <table:table-cell office:value-type="float" office:value="546" table:style-name="ce1">
            <text:p>546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EEEE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2002-07-12T00:00:00" table:style-name="ce2">
            <text:p>12/07/2002</text:p>
          </table:table-cell>
          <table:table-cell office:value-type="float" office:value="540" table:style-name="ce1">
            <text:p>540</text:p>
          </table:table-cell>
          <table:table-cell table:number-columns-repeated="16379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FFFF800101</text:p>
          </table:table-cell>
          <table:table-cell office:value-type="float" office:value="5005" table:style-name="ce1">
            <text:p>5005</text:p>
          </table:table-cell>
          <table:table-cell office:value-type="date" office:date-value="2000-10-14T00:00:00" table:style-name="ce2">
            <text:p>14/10/2000</text:p>
          </table:table-cell>
          <table:table-cell office:value-type="float" office:value="503" table:style-name="ce1">
            <text:p>503</text:p>
          </table:table-cell>
          <table:table-cell table:number-columns-repeated="16379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FFFF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1999-03-07T00:00:00" table:style-name="ce2">
            <text:p>07/03/1999</text:p>
          </table:table-cell>
          <table:table-cell office:value-type="float" office:value="623" table:style-name="ce1">
            <text:p>623</text:p>
          </table:table-cell>
          <table:table-cell table:number-columns-repeated="16379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FFFF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1999-06-04T00:00:00" table:style-name="ce2">
            <text:p>04/06/199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GGGG800101</text:p>
          </table:table-cell>
          <table:table-cell office:value-type="float" office:value="5006" table:style-name="ce1">
            <text:p>5006</text:p>
          </table:table-cell>
          <table:table-cell office:value-type="date" office:date-value="2000-05-04T00:00:00" table:style-name="ce2">
            <text:p>04/05/2000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GGGG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0-01-02T00:00:00" table:style-name="ce2">
            <text:p>02/01/2000</text:p>
          </table:table-cell>
          <table:table-cell office:value-type="float" office:value="692" table:style-name="ce1">
            <text:p>692</text:p>
          </table:table-cell>
          <table:table-cell table:number-columns-repeated="16379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GGGG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0-07-10T00:00:00" table:style-name="ce2">
            <text:p>10/07/2000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HHHH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1998-02-23T00:00:00" table:style-name="ce2">
            <text:p>23/02/199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HHHH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1999-12-03T00:00:00" table:style-name="ce2">
            <text:p>03/12/1999</text:p>
          </table:table-cell>
          <table:table-cell office:value-type="float" office:value="503" table:style-name="ce1">
            <text:p>503</text:p>
          </table:table-cell>
          <table:table-cell table:number-columns-repeated="16379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HHHH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2000-04-01T00:00:00" table:style-name="ce2">
            <text:p>01/04/2000</text:p>
          </table:table-cell>
          <table:table-cell office:value-type="float" office:value="516" table:style-name="ce1">
            <text:p>516</text:p>
          </table:table-cell>
          <table:table-cell table:number-columns-repeated="16379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AAAA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1999-01-12T00:00:00" table:style-name="ce2">
            <text:p>12/01/1999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AAAA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2-11-07T00:00:00" table:style-name="ce2">
            <text:p>07/11/2002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AAAA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3-06-01T00:00:00" table:style-name="ce2">
            <text:p>01/06/2003</text:p>
          </table:table-cell>
          <table:table-cell office:value-type="float" office:value="429" table:style-name="ce1">
            <text:p>429</text:p>
          </table:table-cell>
          <table:table-cell table:number-columns-repeated="16379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BBBB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2000-08-01T00:00:00" table:style-name="ce2">
            <text:p>01/08/2000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BBBB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1998-01-03T00:00:00" table:style-name="ce2">
            <text:p>03/01/1998</text:p>
          </table:table-cell>
          <table:table-cell office:value-type="float" office:value="421" table:style-name="ce1">
            <text:p>421</text:p>
          </table:table-cell>
          <table:table-cell table:number-columns-repeated="16379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BBBB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1998-06-06T00:00:00" table:style-name="ce2">
            <text:p>06/06/1998</text:p>
          </table:table-cell>
          <table:table-cell office:value-type="float" office:value="612" table:style-name="ce1">
            <text:p>612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CCCC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2000-08-06T00:00:00" table:style-name="ce2">
            <text:p>06/08/2000</text:p>
          </table:table-cell>
          <table:table-cell office:value-type="float" office:value="466" table:style-name="ce1">
            <text:p>466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CCCC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2002-05-07T00:00:00" table:style-name="ce2">
            <text:p>07/05/2002</text:p>
          </table:table-cell>
          <table:table-cell office:value-type="float" office:value="523" table:style-name="ce1">
            <text:p>523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CCCC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2001-09-10T00:00:00" table:style-name="ce2">
            <text:p>10/09/2001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DDDD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1999-05-10T00:00:00" table:style-name="ce2">
            <text:p>10/05/1999</text:p>
          </table:table-cell>
          <table:table-cell office:value-type="float" office:value="337" table:style-name="ce1">
            <text:p>337</text:p>
          </table:table-cell>
          <table:table-cell table:number-columns-repeated="16379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DDDD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2000-02-09T00:00:00" table:style-name="ce2">
            <text:p>09/02/2000</text:p>
          </table:table-cell>
          <table:table-cell office:value-type="float" office:value="292" table:style-name="ce1">
            <text:p>292</text:p>
          </table:table-cell>
          <table:table-cell table:number-columns-repeated="16379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DDDD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3-06-28T00:00:00" table:style-name="ce2">
            <text:p>28/06/2003</text:p>
          </table:table-cell>
          <table:table-cell office:value-type="float" office:value="368" table:style-name="ce1">
            <text:p>368</text:p>
          </table:table-cell>
          <table:table-cell table:number-columns-repeated="16379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EEEE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1998-03-12T00:00:00" table:style-name="ce2">
            <text:p>12/03/1998</text:p>
          </table:table-cell>
          <table:table-cell office:value-type="float" office:value="167" table:style-name="ce1">
            <text:p>167</text:p>
          </table:table-cell>
          <table:table-cell table:number-columns-repeated="16379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EEEE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2001-07-07T00:00:00" table:style-name="ce2">
            <text:p>07/07/2001</text:p>
          </table:table-cell>
          <table:table-cell office:value-type="float" office:value="692" table:style-name="ce1">
            <text:p>692</text:p>
          </table:table-cell>
          <table:table-cell table:number-columns-repeated="16379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EEEE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2001-04-03T00:00:00" table:style-name="ce2">
            <text:p>03/04/2001</text:p>
          </table:table-cell>
          <table:table-cell office:value-type="float" office:value="215" table:style-name="ce1">
            <text:p>215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FFFF800101</text:p>
          </table:table-cell>
          <table:table-cell office:value-type="float" office:value="5006" table:style-name="ce1">
            <text:p>5006</text:p>
          </table:table-cell>
          <table:table-cell office:value-type="date" office:date-value="1999-05-06T00:00:00" table:style-name="ce2">
            <text:p>06/05/1999</text:p>
          </table:table-cell>
          <table:table-cell office:value-type="float" office:value="673" table:style-name="ce1">
            <text:p>673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FFFF800101</text:p>
          </table:table-cell>
          <table:table-cell office:value-type="float" office:value="5006" table:style-name="ce1">
            <text:p>5006</text:p>
          </table:table-cell>
          <table:table-cell office:value-type="date" office:date-value="2002-07-06T00:00:00" table:style-name="ce2">
            <text:p>06/07/2002</text:p>
          </table:table-cell>
          <table:table-cell office:value-type="float" office:value="562" table:style-name="ce1">
            <text:p>562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FFFF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2-04-04T00:00:00" table:style-name="ce2">
            <text:p>04/04/2002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GGGG800101</text:p>
          </table:table-cell>
          <table:table-cell office:value-type="float" office:value="5005" table:style-name="ce1">
            <text:p>5005</text:p>
          </table:table-cell>
          <table:table-cell office:value-type="date" office:date-value="1998-02-07T00:00:00" table:style-name="ce2">
            <text:p>07/02/1998</text:p>
          </table:table-cell>
          <table:table-cell office:value-type="float" office:value="651" table:style-name="ce1">
            <text:p>651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GGGG800101</text:p>
          </table:table-cell>
          <table:table-cell office:value-type="float" office:value="5005" table:style-name="ce1">
            <text:p>5005</text:p>
          </table:table-cell>
          <table:table-cell office:value-type="date" office:date-value="2001-09-02T00:00:00" table:style-name="ce2">
            <text:p>02/09/2001</text:p>
          </table:table-cell>
          <table:table-cell office:value-type="float" office:value="583" table:style-name="ce1">
            <text:p>583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GGGG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2001-07-12T00:00:00" table:style-name="ce2">
            <text:p>12/07/2001</text:p>
          </table:table-cell>
          <table:table-cell office:value-type="float" office:value="219" table:style-name="ce1">
            <text:p>219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HHHH800101</text:p>
          </table:table-cell>
          <table:table-cell office:value-type="float" office:value="5004" table:style-name="ce1">
            <text:p>5004</text:p>
          </table:table-cell>
          <table:table-cell office:value-type="date" office:date-value="2001-08-10T00:00:00" table:style-name="ce2">
            <text:p>10/08/2001</text:p>
          </table:table-cell>
          <table:table-cell office:value-type="float" office:value="453" table:style-name="ce1">
            <text:p>453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HHHH800101</text:p>
          </table:table-cell>
          <table:table-cell office:value-type="float" office:value="5004" table:style-name="ce1">
            <text:p>5004</text:p>
          </table:table-cell>
          <table:table-cell office:value-type="date" office:date-value="2003-09-01T00:00:00" table:style-name="ce2">
            <text:p>01/09/2003</text:p>
          </table:table-cell>
          <table:table-cell office:value-type="float" office:value="270" table:style-name="ce1">
            <text:p>270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HHHH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1999-03-04T00:00:00" table:style-name="ce2">
            <text:p>04/03/1999</text:p>
          </table:table-cell>
          <table:table-cell office:value-type="float" office:value="458" table:style-name="ce1">
            <text:p>458</text:p>
          </table:table-cell>
          <table:table-cell table:number-columns-repeated="16379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AAAA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2000-06-01T00:00:00" table:style-name="ce2">
            <text:p>01/06/2000</text:p>
          </table:table-cell>
          <table:table-cell office:value-type="float" office:value="162" table:style-name="ce1">
            <text:p>162</text:p>
          </table:table-cell>
          <table:table-cell table:number-columns-repeated="16379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AAAA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1999-06-09T00:00:00" table:style-name="ce2">
            <text:p>09/06/1999</text:p>
          </table:table-cell>
          <table:table-cell office:value-type="float" office:value="244" table:style-name="ce1">
            <text:p>244</text:p>
          </table:table-cell>
          <table:table-cell table:number-columns-repeated="16379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AAAA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2002-02-08T00:00:00" table:style-name="ce2">
            <text:p>08/02/2002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BBBB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1998-02-04T00:00:00" table:style-name="ce2">
            <text:p>04/02/1998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BBBB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1999-11-12T00:00:00" table:style-name="ce2">
            <text:p>12/11/1999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BBBB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2001-08-06T00:00:00" table:style-name="ce2">
            <text:p>06/08/2001</text:p>
          </table:table-cell>
          <table:table-cell office:value-type="float" office:value="517" table:style-name="ce1">
            <text:p>517</text:p>
          </table:table-cell>
          <table:table-cell table:number-columns-repeated="16379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CCCC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2001-03-03T00:00:00" table:style-name="ce2">
            <text:p>03/03/2001</text:p>
          </table:table-cell>
          <table:table-cell office:value-type="float" office:value="334" table:style-name="ce1">
            <text:p>334</text:p>
          </table:table-cell>
          <table:table-cell table:number-columns-repeated="16379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CCCC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2001-06-01T00:00:00" table:style-name="ce2">
            <text:p>01/06/2001</text:p>
          </table:table-cell>
          <table:table-cell office:value-type="float" office:value="216" table:style-name="ce1">
            <text:p>216</text:p>
          </table:table-cell>
          <table:table-cell table:number-columns-repeated="16379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CCCC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2002-06-14T00:00:00" table:style-name="ce2">
            <text:p>14/06/2002</text:p>
          </table:table-cell>
          <table:table-cell office:value-type="float" office:value="407" table:style-name="ce1">
            <text:p>407</text:p>
          </table:table-cell>
          <table:table-cell table:number-columns-repeated="16379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DDDD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2000-02-04T00:00:00" table:style-name="ce2">
            <text:p>04/02/2000</text:p>
          </table:table-cell>
          <table:table-cell office:value-type="float" office:value="356" table:style-name="ce1">
            <text:p>356</text:p>
          </table:table-cell>
          <table:table-cell table:number-columns-repeated="16379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DDDD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2003-03-07T00:00:00" table:style-name="ce2">
            <text:p>07/03/2003</text:p>
          </table:table-cell>
          <table:table-cell office:value-type="float" office:value="622" table:style-name="ce1">
            <text:p>622</text:p>
          </table:table-cell>
          <table:table-cell table:number-columns-repeated="16379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DDDD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1998-09-12T00:00:00" table:style-name="ce2">
            <text:p>12/09/199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EEEE800101</text:p>
          </table:table-cell>
          <table:table-cell office:value-type="float" office:value="5000" table:style-name="ce1">
            <text:p>5000</text:p>
          </table:table-cell>
          <table:table-cell office:value-type="date" office:date-value="2000-03-05T00:00:00" table:style-name="ce2">
            <text:p>05/03/2000</text:p>
          </table:table-cell>
          <table:table-cell office:value-type="float" office:value="177" table:style-name="ce1">
            <text:p>177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EEEE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2000-05-06T00:00:00" table:style-name="ce2">
            <text:p>06/05/2000</text:p>
          </table:table-cell>
          <table:table-cell office:value-type="float" office:value="585" table:style-name="ce1">
            <text:p>585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EEEE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2000-07-10T00:00:00" table:style-name="ce2">
            <text:p>10/07/2000</text:p>
          </table:table-cell>
          <table:table-cell office:value-type="float" office:value="653" table:style-name="ce1">
            <text:p>653</text:p>
          </table:table-cell>
          <table:table-cell table:number-columns-repeated="16379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FFFF800101</text:p>
          </table:table-cell>
          <table:table-cell office:value-type="float" office:value="5001" table:style-name="ce1">
            <text:p>5001</text:p>
          </table:table-cell>
          <table:table-cell office:value-type="date" office:date-value="1999-11-05T00:00:00" table:style-name="ce2">
            <text:p>05/11/1999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FFFF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2001-09-06T00:00:00" table:style-name="ce2">
            <text:p>06/09/2001</text:p>
          </table:table-cell>
          <table:table-cell office:value-type="float" office:value="479" table:style-name="ce1">
            <text:p>479</text:p>
          </table:table-cell>
          <table:table-cell table:number-columns-repeated="16379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FFFF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2001-11-03T00:00:00" table:style-name="ce2">
            <text:p>03/11/2001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GGGG800101</text:p>
          </table:table-cell>
          <table:table-cell office:value-type="float" office:value="5002" table:style-name="ce1">
            <text:p>5002</text:p>
          </table:table-cell>
          <table:table-cell office:value-type="date" office:date-value="2003-02-01T00:00:00" table:style-name="ce2">
            <text:p>01/02/200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GGGG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1-02-08T00:00:00" table:style-name="ce2">
            <text:p>08/02/2001</text:p>
          </table:table-cell>
          <table:table-cell office:value-type="float" office:value="653" table:style-name="ce1">
            <text:p>653</text:p>
          </table:table-cell>
          <table:table-cell table:number-columns-repeated="16379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GGGG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2-07-04T00:00:00" table:style-name="ce2">
            <text:p>04/07/2002</text:p>
          </table:table-cell>
          <table:table-cell office:value-type="float" office:value="658" table:style-name="ce1">
            <text:p>658</text:p>
          </table:table-cell>
          <table:table-cell table:number-columns-repeated="16379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HHHH800101</text:p>
          </table:table-cell>
          <table:table-cell office:value-type="float" office:value="5003" table:style-name="ce1">
            <text:p>5003</text:p>
          </table:table-cell>
          <table:table-cell office:value-type="date" office:date-value="2003-01-06T00:00:00" table:style-name="ce2">
            <text:p>06/01/2003</text:p>
          </table:table-cell>
          <table:table-cell office:value-type="float" office:value="530" table:style-name="ce1">
            <text:p>530</text:p>
          </table:table-cell>
          <table:table-cell table:number-columns-repeated="16379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HHHH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1999-03-08T00:00:00" table:style-name="ce2">
            <text:p>08/03/1999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HHHH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2002-12-09T00:00:00" table:style-name="ce2">
            <text:p>09/12/2002</text:p>
          </table:table-cell>
          <table:table-cell office:value-type="float" office:value="312" table:style-name="ce1">
            <text:p>312</text:p>
          </table:table-cell>
          <table:table-cell table:number-columns-repeated="16379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AAAA800101</text:p>
          </table:table-cell>
          <table:table-cell office:value-type="float" office:value="5004" table:style-name="ce1">
            <text:p>5004</text:p>
          </table:table-cell>
          <table:table-cell office:value-type="date" office:date-value="2003-01-12T00:00:00" table:style-name="ce2">
            <text:p>12/01/2003</text:p>
          </table:table-cell>
          <table:table-cell office:value-type="float" office:value="152" table:style-name="ce1">
            <text:p>152</text:p>
          </table:table-cell>
          <table:table-cell table:number-columns-repeated="16379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AAAA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0-08-12T00:00:00" table:style-name="ce2">
            <text:p>12/08/2000</text:p>
          </table:table-cell>
          <table:table-cell office:value-type="float" office:value="366" table:style-name="ce1">
            <text:p>366</text:p>
          </table:table-cell>
          <table:table-cell table:number-columns-repeated="16379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AAAA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3-08-05T00:00:00" table:style-name="ce2">
            <text:p>05/08/2003</text:p>
          </table:table-cell>
          <table:table-cell office:value-type="float" office:value="549" table:style-name="ce1">
            <text:p>549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BBBB800101</text:p>
          </table:table-cell>
          <table:table-cell office:value-type="float" office:value="5005" table:style-name="ce1">
            <text:p>5005</text:p>
          </table:table-cell>
          <table:table-cell office:value-type="date" office:date-value="2002-07-08T00:00:00" table:style-name="ce2">
            <text:p>08/07/2002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BBBB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1998-05-08T00:00:00" table:style-name="ce2">
            <text:p>08/05/1998</text:p>
          </table:table-cell>
          <table:table-cell office:value-type="float" office:value="690" table:style-name="ce1">
            <text:p>690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BBBB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2002-04-04T00:00:00" table:style-name="ce2">
            <text:p>04/04/2002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CCCC800101</text:p>
          </table:table-cell>
          <table:table-cell office:value-type="float" office:value="5006" table:style-name="ce1">
            <text:p>5006</text:p>
          </table:table-cell>
          <table:table-cell office:value-type="date" office:date-value="1999-05-10T00:00:00" table:style-name="ce2">
            <text:p>10/05/1999</text:p>
          </table:table-cell>
          <table:table-cell office:value-type="float" office:value="460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CCCC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1999-08-09T00:00:00" table:style-name="ce2">
            <text:p>09/08/1999</text:p>
          </table:table-cell>
          <table:table-cell office:value-type="float" office:value="631" table:style-name="ce1">
            <text:p>631</text:p>
          </table:table-cell>
          <table:table-cell table:number-columns-repeated="16379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CCCC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2003-02-10T00:00:00" table:style-name="ce2">
            <text:p>10/02/200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DDDD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1999-03-10T00:00:00" table:style-name="ce2">
            <text:p>10/03/1999</text:p>
          </table:table-cell>
          <table:table-cell office:value-type="float" office:value="506" table:style-name="ce1">
            <text:p>506</text:p>
          </table:table-cell>
          <table:table-cell table:number-columns-repeated="16379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DDDD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1997-09-03T00:00:00" table:style-name="ce2">
            <text:p>03/09/1997</text:p>
          </table:table-cell>
          <table:table-cell office:value-type="float" office:value="546" table:style-name="ce1">
            <text:p>546</text:p>
          </table:table-cell>
          <table:table-cell table:number-columns-repeated="16379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DDDD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2002-04-12T00:00:00" table:style-name="ce2">
            <text:p>12/04/2002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EEEE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2000-02-03T00:00:00" table:style-name="ce2">
            <text:p>03/02/2000</text:p>
          </table:table-cell>
          <table:table-cell office:value-type="float" office:value="331" table:style-name="ce1">
            <text:p>331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EEEE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2002-12-07T00:00:00" table:style-name="ce2">
            <text:p>07/12/2002</text:p>
          </table:table-cell>
          <table:table-cell office:value-type="float" office:value="448" table:style-name="ce1">
            <text:p>448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EEEE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2002-07-29T00:00:00" table:style-name="ce2">
            <text:p>29/07/2002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FFFF800101</text:p>
          </table:table-cell>
          <table:table-cell office:value-type="float" office:value="5006" table:style-name="ce1">
            <text:p>5006</text:p>
          </table:table-cell>
          <table:table-cell office:value-type="date" office:date-value="1999-01-07T00:00:00" table:style-name="ce2">
            <text:p>07/01/1999</text:p>
          </table:table-cell>
          <table:table-cell office:value-type="float" office:value="336" table:style-name="ce1">
            <text:p>336</text:p>
          </table:table-cell>
          <table:table-cell table:number-columns-repeated="16379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FFFF800101</text:p>
          </table:table-cell>
          <table:table-cell office:value-type="float" office:value="5006" table:style-name="ce1">
            <text:p>5006</text:p>
          </table:table-cell>
          <table:table-cell office:value-type="date" office:date-value="2001-02-08T00:00:00" table:style-name="ce2">
            <text:p>08/02/2001</text:p>
          </table:table-cell>
          <table:table-cell office:value-type="float" office:value="279" table:style-name="ce1">
            <text:p>279</text:p>
          </table:table-cell>
          <table:table-cell table:number-columns-repeated="16379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FFFF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1998-01-08T00:00:00" table:style-name="ce2">
            <text:p>08/01/1998</text:p>
          </table:table-cell>
          <table:table-cell office:value-type="float" office:value="132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GGGG800101</text:p>
          </table:table-cell>
          <table:table-cell office:value-type="float" office:value="5005" table:style-name="ce1">
            <text:p>5005</text:p>
          </table:table-cell>
          <table:table-cell office:value-type="date" office:date-value="2002-06-10T00:00:00" table:style-name="ce2">
            <text:p>10/06/2002</text:p>
          </table:table-cell>
          <table:table-cell office:value-type="float" office:value="521" table:style-name="ce1">
            <text:p>521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GGGG800101</text:p>
          </table:table-cell>
          <table:table-cell office:value-type="float" office:value="5005" table:style-name="ce1">
            <text:p>5005</text:p>
          </table:table-cell>
          <table:table-cell office:value-type="date" office:date-value="2003-02-02T00:00:00" table:style-name="ce2">
            <text:p>02/02/2003</text:p>
          </table:table-cell>
          <table:table-cell office:value-type="float" office:value="457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GGGG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2003-01-08T00:00:00" table:style-name="ce2">
            <text:p>08/01/2003</text:p>
          </table:table-cell>
          <table:table-cell office:value-type="float" office:value="119" table:style-name="ce1">
            <text:p>119</text:p>
          </table:table-cell>
          <table:table-cell table:number-columns-repeated="16379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HHHH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2-04-12T00:00:00" table:style-name="ce2">
            <text:p>12/04/200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HHHH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2000-08-03T00:00:00" table:style-name="ce2">
            <text:p>03/08/2000</text:p>
          </table:table-cell>
          <table:table-cell office:value-type="float" office:value="463" table:style-name="ce1">
            <text:p>463</text:p>
          </table:table-cell>
          <table:table-cell table:number-columns-repeated="16379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HHHH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2002-10-02T00:00:00" table:style-name="ce2">
            <text:p>02/10/2002</text:p>
          </table:table-cell>
          <table:table-cell office:value-type="float" office:value="199" table:style-name="ce1">
            <text:p>199</text:p>
          </table:table-cell>
          <table:table-cell table:number-columns-repeated="16379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AAAA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2003-01-06T00:00:00" table:style-name="ce2">
            <text:p>06/01/2003</text:p>
          </table:table-cell>
          <table:table-cell office:value-type="float" office:value="698" table:style-name="ce1">
            <text:p>698</text:p>
          </table:table-cell>
          <table:table-cell table:number-columns-repeated="16379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AAAA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1999-12-03T00:00:00" table:style-name="ce2">
            <text:p>03/12/1999</text:p>
          </table:table-cell>
          <table:table-cell office:value-type="float" office:value="163" table:style-name="ce1">
            <text:p>163</text:p>
          </table:table-cell>
          <table:table-cell table:number-columns-repeated="16379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AAAA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2000-03-07T00:00:00" table:style-name="ce2">
            <text:p>07/03/2000</text:p>
          </table:table-cell>
          <table:table-cell office:value-type="float" office:value="413" table:style-name="ce1">
            <text:p>413</text:p>
          </table:table-cell>
          <table:table-cell table:number-columns-repeated="16379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BBBB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1998-12-10T00:00:00" table:style-name="ce2">
            <text:p>10/12/1998</text:p>
          </table:table-cell>
          <table:table-cell office:value-type="float" office:value="554" table:style-name="ce1">
            <text:p>554</text:p>
          </table:table-cell>
          <table:table-cell table:number-columns-repeated="16379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BBBB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1998-06-12T00:00:00" table:style-name="ce2">
            <text:p>12/06/1998</text:p>
          </table:table-cell>
          <table:table-cell office:value-type="float" office:value="558" table:style-name="ce1">
            <text:p>558</text:p>
          </table:table-cell>
          <table:table-cell table:number-columns-repeated="16379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BBBB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2000-08-11T00:00:00" table:style-name="ce2">
            <text:p>11/08/200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CCCC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2002-12-02T00:00:00" table:style-name="ce2">
            <text:p>02/12/2002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CCCC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1998-11-06T00:00:00" table:style-name="ce2">
            <text:p>06/11/1998</text:p>
          </table:table-cell>
          <table:table-cell office:value-type="float" office:value="674" table:style-name="ce1">
            <text:p>674</text:p>
          </table:table-cell>
          <table:table-cell table:number-columns-repeated="16379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CCCC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1999-02-10T00:00:00" table:style-name="ce2">
            <text:p>10/02/199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DDDD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1999-05-09T00:00:00" table:style-name="ce2">
            <text:p>09/05/1999</text:p>
          </table:table-cell>
          <table:table-cell office:value-type="float" office:value="272" table:style-name="ce1">
            <text:p>272</text:p>
          </table:table-cell>
          <table:table-cell table:number-columns-repeated="16379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DDDD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1999-06-05T00:00:00" table:style-name="ce2">
            <text:p>05/06/1999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DDDD800101</text:p>
          </table:table-cell>
          <table:table-cell office:value-type="float" office:value="5015" table:style-name="ce1">
            <text:p>5015</text:p>
          </table:table-cell>
          <table:table-cell office:value-type="date" office:date-value="1999-08-02T00:00:00" table:style-name="ce2">
            <text:p>02/08/1999</text:p>
          </table:table-cell>
          <table:table-cell office:value-type="float" office:value="261" table:style-name="ce1">
            <text:p>261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EEEE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2001-07-06T00:00:00" table:style-name="ce2">
            <text:p>06/07/200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EEEE800101</text:p>
          </table:table-cell>
          <table:table-cell office:value-type="float" office:value="5014" table:style-name="ce1">
            <text:p>5014</text:p>
          </table:table-cell>
          <table:table-cell office:value-type="date" office:date-value="2002-04-07T00:00:00" table:style-name="ce2">
            <text:p>07/04/2002</text:p>
          </table:table-cell>
          <table:table-cell office:value-type="float" office:value="265" table:style-name="ce1">
            <text:p>265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EEEE800101</text:p>
          </table:table-cell>
          <table:table-cell office:value-type="float" office:value="5016" table:style-name="ce1">
            <text:p>5016</text:p>
          </table:table-cell>
          <table:table-cell office:value-type="date" office:date-value="2000-11-07T00:00:00" table:style-name="ce2">
            <text:p>07/11/2000</text:p>
          </table:table-cell>
          <table:table-cell office:value-type="float" office:value="364" table:style-name="ce1">
            <text:p>364</text:p>
          </table:table-cell>
          <table:table-cell table:number-columns-repeated="16379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FFFF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0-04-08T00:00:00" table:style-name="ce2">
            <text:p>08/04/2000</text:p>
          </table:table-cell>
          <table:table-cell office:value-type="float" office:value="575" table:style-name="ce1">
            <text:p>575</text:p>
          </table:table-cell>
          <table:table-cell table:number-columns-repeated="16379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FFFF800101</text:p>
          </table:table-cell>
          <table:table-cell office:value-type="float" office:value="5013" table:style-name="ce1">
            <text:p>5013</text:p>
          </table:table-cell>
          <table:table-cell office:value-type="date" office:date-value="2002-06-05T00:00:00" table:style-name="ce2">
            <text:p>05/06/2002</text:p>
          </table:table-cell>
          <table:table-cell office:value-type="float" office:value="423" table:style-name="ce1">
            <text:p>423</text:p>
          </table:table-cell>
          <table:table-cell table:number-columns-repeated="16379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FFFF800101</text:p>
          </table:table-cell>
          <table:table-cell office:value-type="float" office:value="5017" table:style-name="ce1">
            <text:p>5017</text:p>
          </table:table-cell>
          <table:table-cell office:value-type="date" office:date-value="2000-02-12T00:00:00" table:style-name="ce2">
            <text:p>12/02/200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GGGG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1998-07-08T00:00:00" table:style-name="ce2">
            <text:p>08/07/1998</text:p>
          </table:table-cell>
          <table:table-cell office:value-type="float" office:value="645" table:style-name="ce1">
            <text:p>645</text:p>
          </table:table-cell>
          <table:table-cell table:number-columns-repeated="16379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GGGG800101</text:p>
          </table:table-cell>
          <table:table-cell office:value-type="float" office:value="5012" table:style-name="ce1">
            <text:p>5012</text:p>
          </table:table-cell>
          <table:table-cell office:value-type="date" office:date-value="2001-02-01T00:00:00" table:style-name="ce2">
            <text:p>01/02/2001</text:p>
          </table:table-cell>
          <table:table-cell office:value-type="float" office:value="147" table:style-name="ce1">
            <text:p>147</text:p>
          </table:table-cell>
          <table:table-cell table:number-columns-repeated="16379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GGGG800101</text:p>
          </table:table-cell>
          <table:table-cell office:value-type="float" office:value="5018" table:style-name="ce1">
            <text:p>5018</text:p>
          </table:table-cell>
          <table:table-cell office:value-type="date" office:date-value="2002-03-03T00:00:00" table:style-name="ce2">
            <text:p>03/03/2002</text:p>
          </table:table-cell>
          <table:table-cell office:value-type="float" office:value="302" table:style-name="ce1">
            <text:p>302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HHHH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1-11-08T00:00:00" table:style-name="ce2">
            <text:p>08/11/2001</text:p>
          </table:table-cell>
          <table:table-cell office:value-type="float" office:value="697" table:style-name="ce1">
            <text:p>697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HHHH800101</text:p>
          </table:table-cell>
          <table:table-cell office:value-type="float" office:value="5011" table:style-name="ce1">
            <text:p>5011</text:p>
          </table:table-cell>
          <table:table-cell office:value-type="date" office:date-value="2002-01-06T00:00:00" table:style-name="ce2">
            <text:p>06/01/2002</text:p>
          </table:table-cell>
          <table:table-cell office:value-type="float" office:value="308" table:style-name="ce1">
            <text:p>308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HHHH800101</text:p>
          </table:table-cell>
          <table:table-cell office:value-type="float" office:value="5019" table:style-name="ce1">
            <text:p>5019</text:p>
          </table:table-cell>
          <table:table-cell office:value-type="date" office:date-value="2003-01-12T00:00:00" table:style-name="ce2">
            <text:p>12/01/2003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AAAA800101</text:p>
          </table:table-cell>
          <table:table-cell office:value-type="float" office:value="5000" table:style-name="ce1">
            <text:p>5000</text:p>
          </table:table-cell>
          <table:table-cell office:value-type="date" office:date-value="2002-03-12T00:00:00" table:style-name="ce2">
            <text:p>12/03/2002</text:p>
          </table:table-cell>
          <table:table-cell office:value-type="float" office:value="382" table:style-name="ce1">
            <text:p>382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AAAA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1998-06-05T00:00:00" table:style-name="ce2">
            <text:p>05/06/1998</text:p>
          </table:table-cell>
          <table:table-cell office:value-type="float" office:value="116" table:style-name="ce1">
            <text:p>116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AAAA800101</text:p>
          </table:table-cell>
          <table:table-cell office:value-type="float" office:value="5010" table:style-name="ce1">
            <text:p>5010</text:p>
          </table:table-cell>
          <table:table-cell office:value-type="date" office:date-value="2002-05-03T00:00:00" table:style-name="ce2">
            <text:p>03/05/2002</text:p>
          </table:table-cell>
          <table:table-cell office:value-type="float" office:value="441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BBBB800101</text:p>
          </table:table-cell>
          <table:table-cell office:value-type="float" office:value="5001" table:style-name="ce1">
            <text:p>5001</text:p>
          </table:table-cell>
          <table:table-cell office:value-type="date" office:date-value="2000-02-05T00:00:00" table:style-name="ce2">
            <text:p>05/02/2000</text:p>
          </table:table-cell>
          <table:table-cell office:value-type="float" office:value="601" table:style-name="ce1">
            <text:p>601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BBBB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2002-05-03T00:00:00" table:style-name="ce2">
            <text:p>03/05/2002</text:p>
          </table:table-cell>
          <table:table-cell office:value-type="float" office:value="467" table:style-name="ce1">
            <text:p>467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BBBB800101</text:p>
          </table:table-cell>
          <table:table-cell office:value-type="float" office:value="5009" table:style-name="ce1">
            <text:p>5009</text:p>
          </table:table-cell>
          <table:table-cell office:value-type="date" office:date-value="2002-11-05T00:00:00" table:style-name="ce2">
            <text:p>05/11/2002</text:p>
          </table:table-cell>
          <table:table-cell office:value-type="float" office:value="461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CCCC800101</text:p>
          </table:table-cell>
          <table:table-cell office:value-type="float" office:value="5002" table:style-name="ce1">
            <text:p>5002</text:p>
          </table:table-cell>
          <table:table-cell office:value-type="date" office:date-value="1998-04-07T00:00:00" table:style-name="ce2">
            <text:p>07/04/1998</text:p>
          </table:table-cell>
          <table:table-cell office:value-type="float" office:value="603" table:style-name="ce1">
            <text:p>603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CCCC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2000-08-02T00:00:00" table:style-name="ce2">
            <text:p>02/08/2000</text:p>
          </table:table-cell>
          <table:table-cell office:value-type="float" office:value="278" table:style-name="ce1">
            <text:p>278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CCCC800101</text:p>
          </table:table-cell>
          <table:table-cell office:value-type="float" office:value="5008" table:style-name="ce1">
            <text:p>5008</text:p>
          </table:table-cell>
          <table:table-cell office:value-type="date" office:date-value="2001-02-12T00:00:00" table:style-name="ce2">
            <text:p>12/02/2001</text:p>
          </table:table-cell>
          <table:table-cell office:value-type="float" office:value="444" table:style-name="ce1">
            <text:p>444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DDDD800101</text:p>
          </table:table-cell>
          <table:table-cell office:value-type="float" office:value="5003" table:style-name="ce1">
            <text:p>5003</text:p>
          </table:table-cell>
          <table:table-cell office:value-type="date" office:date-value="1999-09-02T00:00:00" table:style-name="ce2">
            <text:p>02/09/1999</text:p>
          </table:table-cell>
          <table:table-cell office:value-type="float" office:value="576" table:style-name="ce1">
            <text:p>576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DDDD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1998-01-09T00:00:00" table:style-name="ce2">
            <text:p>09/01/199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DDDD800101</text:p>
          </table:table-cell>
          <table:table-cell office:value-type="float" office:value="5007" table:style-name="ce1">
            <text:p>5007</text:p>
          </table:table-cell>
          <table:table-cell office:value-type="date" office:date-value="2002-06-10T00:00:00" table:style-name="ce2">
            <text:p>10/06/2002</text:p>
          </table:table-cell>
          <table:table-cell office:value-type="float" office:value="506" table:style-name="ce1">
            <text:p>506</text:p>
          </table:table-cell>
          <table:table-cell table:number-columns-repeated="16379"/>
        </table:table-row>
        <table:table-row table:number-rows-repeated="1048443" table:style-name="ro1">
          <table:table-cell table:number-columns-repeated="16384"/>
        </table:table-row>
      </table:table>
      <table:named-expressions>
        <table:named-range table:name="Entregan" table:cell-range-address="Entregan.$A$1:Entregan.$E$133" table:base-cell-address="Entrega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lejandro Polo</meta:initial-creator>
    <dc:creator>Alejandro Polo</dc:creator>
    <meta:creation-date>2021-10-07T21:42:45Z</meta:creation-date>
    <dc:date>2021-10-07T21:43:44Z</dc:date>
  </office:meta>
</office:document-meta>
</file>